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6cdd" officeooo:paragraph-rsid="001f6cd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ñores Administradores y Administradoras de: </text:p>
      <text:p text:style-name="P1">- Quintas de Salitre Alto</text:p>
      <text:p text:style-name="P1">- Salitre Alto</text:p>
      <text:p text:style-name="P1">- Parque Central Ciudad Salitre,</text:p>
      <text:p text:style-name="P1">- Salitre Alto Reservado</text:p>
      <text:p text:style-name="P1">- Torres de Salitre Alto</text:p>
      <text:p text:style-name="P1">- Bosques del Salitre</text:p>
      <text:p text:style-name="P1">tengan un cordial saludo. </text:p>
      <text:p text:style-name="P1"/>
      <text:p text:style-name="P1">Por medio de la presente busco comunicarme a ustedes de forma directa y como residente del conjunto residencial Quintas de Salitre Alto por motivo de las alarmas de emergencia implementadas en nuestros conjuntos. Nuestros planes de acción, emergencia y protocolos de seguridad ante catastrofes naturales son, con todo respeto, una mierda. Nuestros adultos mayores, niños y mascotas están en manos de unas administraciones que ante el recorte de gastos prefieren implementar sistemas de sonido de alerta de robo industrial en zonas residenciales. Las chicharras que activan en caso de emergencia y en los simulacros no están pensadas para estas poblaciones, alteran a los perros, hacen que salgan corriendo porque no soportan el ruido. El eco que se crea por el rebote del sonido en los edificios crea un área de alta resonancia sobre las casas. Y para el colmo de la situacion dejan dichas alarmas activadas por más de cinco mi nutos seguidos. ¿Cómo cree usted que sea posible que en caso de una emergencia una persona mayor que no escucha bien, un niño en àóico o ansiedad o un perro que tiene todos sus sentidos alerta van a apoder implementar bien un protocolo de evacuacion? ¿Cómo podra uno decirle a la mamá, póngase los zapatos y vamos, si hay una chicharra a más de 48 decibeles de ruido sonando constantemente durante la emergencia y posterior a esta.</text:p>
      <text:p text:style-name="P1"/>
      <text:p text:style-name="P1"/>
      <text:p text:style-name="P1">Mi propuesta: no es necesario cambiar los equipos que ya tenemos, es necesario cambiar la forma en la que lo implementamos. Por favor, instruyanle a sus equipos de seguridad cuál es el tiempo adecuado, ideal y máximo en el cual deben estar activadas estas alertas, por lo menos cada 20 segundos debenpermitir intervalos de completo silencio para permitir al cerebro de las personas ajustarse a la emergencia. Revisen las alarmas habladas, esas pueden llegar a ser mejor implementación, al ifgual que el trabajo entre nosotros. La cacofonia de alarmas a diferentes tonos, ritmos, y decibeles no es la forma ideal en la cual podremos manejar una emergencia, teniendo en cuenta lo rpopensos que estamos todos nosotros ante una catastrofe por las tuberias de ecopetrol que pasan por nuestras casa y por la forma en la cual prodesa construyó parte de la zona. </text:p>
      <text:p text:style-name="P1"/>
      <text:p text:style-name="P1">Si ustedes no permiten que las personas puedan hablar, comunicar e indicarse qué hacer durante una emergencia o somulacro, el día que tengamos una emergencia real estaremos en manos del dios que cada uno de nosotros crea porque no sabemos qué hacer. </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4T10:14:54.456018201</meta:creation-date>
    <dc:date>2023-10-04T12:52:53.365090910</dc:date>
    <meta:editing-duration>PT2H38M</meta:editing-duration>
    <meta:editing-cycles>1</meta:editing-cycles>
    <meta:document-statistic meta:table-count="0" meta:image-count="0" meta:object-count="0" meta:page-count="1" meta:paragraph-count="11" meta:word-count="447" meta:character-count="2676" meta:non-whitespace-character-count="2236"/>
    <meta:generator>LibreOffice/7.5.5.2$Linux_X86_64 LibreOffice_project/50$Build-2</meta:generator>
  </office:meta>
</office:document-meta>
</file>